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4"><text:soft-page-break/><text:span text:style-name="T6">Sat Nov 11, 2017</text:span> 5 miles</text:p>
      <text:p text:style-name="P3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3"/>
      <text:p text:style-name="P3">Sun Nov 12, 2017 <text:span text:style-name="T1">0.5 miles</text:span></text:p>
      <text:p text:style-name="P3">I ran a half mile before we flew from Amsterdam to Toronto. I have a cold.</text:p>
      <text:p text:style-name="P3"/>
      <text:p text:style-name="P3">Mon Nov 13, 2017 <text:span text:style-name="T1">no running</text:span></text:p>
      <text:p text:style-name="P3">We drove home from Toronto. <text:s/>My cold is a little better.</text:p>
      <text:p text:style-name="P3"/>
      <text:p text:style-name="P3">Tues Nov 14, 2017 <text:span text:style-name="T1">no running</text:span></text:p>
      <text:p text:style-name="P3">My cold is no better. <text:s/></text:p>
      <text:p text:style-name="P3"/>
      <text:p text:style-name="P3">Wed Nov 15, 2017 <text:span text:style-name="T1">2 miles</text:span></text:p>
      <text:p text:style-name="P3">I ran and walked on a treadmill: </text:p>
      <text:p text:style-name="P3">1 mile in 9:00, ¼ mile walk in 3:30, ½ mile in 4:15 and ¼ mile walk in 3:30</text:p>
      <text:p text:style-name="P3">My cold is somewhat better. </text:p>
      <text:p text:style-name="P3"/>
      <text:p text:style-name="P3">Thur Nov 16, 2017 <text:span text:style-name="T1">4 miles</text:span> <text:s text:c="2"/></text:p>
      <text:p text:style-name="P3">I ran 1 mile on the indoor track in 4:43 + 4:12 = 8:55 and rested 5 minutes.</text:p>
      <text:p text:style-name="P3">I then ran 3 miles on a treadmill with the following splits:</text:p>
      <text:p text:style-name="P3">1 mile in 9:00, 1 mile in 8:38, ¼ mile jog in 2:44, ½ mile in 4:00 and <text:s/>¼ mile jog in 2:44</text:p>
      <text:p text:style-name="P3">My cold is a lot better.</text:p>
      <text:p text:style-name="P3"/>
      <text:p text:style-name="P3">Fri Nov 17, 2017 <text:span text:style-name="T1">5 miles</text:span></text:p>
      <text:p text:style-name="P3">I ran 5 miles on a treadmill in 34:58 or 9:00/mile. <text:s/></text:p>
      <text:p text:style-name="P3">The approximate splits were: mile 9:30, mile 9:00, mile 8:30, mile 9:00, </text:p>
      <text:p text:style-name="P3">(¼ + ½ + ¼ ) mile (2:30 + 4:00 + 2:30) = 9:00.</text:p>
      <text:p text:style-name="P3"/>
      <text:p text:style-name="P3"/>
      <text:p text:style-name="P4">16.5 miles in the last week 16.5 </text:p>
      <text:p text:style-name="P4"/>
      <text:p text:style-name="P4"/>
      <text:p text:style-name="P3"><text:soft-page-break/>Sat Nov 18, 2017 <text:span text:style-name="T1">2 miles</text:span></text:p>
      <text:p text:style-name="P3">I ran 2 miles on a treadmill in 18:30. <text:s/>Then I used 18 weight machines for a full body workout. <text:s/>The weights were fairly light and I did just one set on each machine.</text:p>
      <text:p text:style-name="P3"/>
      <text:p text:style-name="P3">Sun Nov 19, 2017 <text:span text:style-name="T1">4.5 miles</text:span> <text:s/></text:p>
      <text:p text:style-name="P3">I ran 3 miles on a treadmill in 26:59. </text:p>
      <text:p text:style-name="P3">Approximate splits: 9:30, 9:00, 8:30</text:p>
      <text:p text:style-name="P3">I rested 2 minutes and then ran a mile in 8:00 with a ¼ mile before and another after the mile at 10:00/mile pace.</text:p>
      <text:p text:style-name="P3"/>
      <text:p text:style-name="P3">Mon Nov 20, 2017 <text:span text:style-name="T1">2 miles</text:span></text:p>
      <text:p text:style-name="P3">I jogged ½ mile to the Wise Center and ran 1 mile on a treadmill in 9:30. <text:s/>Then I used 18 weight machines for a full body workout. <text:s/>The weights were fairly light and I did just one set on each machine. <text:s/>I jogged ½ mile home.</text:p>
      <text:p text:style-name="P3"/>
      <text:p text:style-name="P3">Tues Nov 22, 2017 <text:span text:style-name="T1">6.5 miles</text:span></text:p>
      <text:p text:style-name="P3">I ran on a treadmill. <text:s/>First I ran 1.5 miles by continually varying my pace between fast and slow. <text:s/>My faster <text:s/>paces were around 8:05/mile. <text:s/>My average pace was 9:00/mile. <text:s/>After resting 4 minutes I ran 6 x ½ mile with a ¼ mile jog before each run. <text:s/>The jogs were all about 3:00. <text:s/>The times for the ½ mile runs were: 4:00, 4:00, 3:56.8, 3:56.8, 3:53.8, 3:53.8. Average time = 3:56.9.</text:p>
      <text:p text:style-name="P3">I warmed down with a ½ mile in 5:13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1-21T13:07:39.53</dc:date>
    <dc:creator>James Lombardi</dc:creator>
    <meta:editing-duration>PT9H11M37S</meta:editing-duration>
    <meta:editing-cycles>51</meta:editing-cycles>
    <meta:generator>OpenOffice/4.1.2$Win32 OpenOffice.org_project/412m3$Build-9782</meta:generator>
    <meta:document-statistic meta:table-count="0" meta:image-count="0" meta:object-count="0" meta:page-count="6" meta:paragraph-count="113" meta:word-count="1713" meta:character-count="8095"/>
  </office:meta>
</office:document-meta>
</file>